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2e1" officeooo:paragraph-rsid="001a42e1"/>
    </style:style>
    <style:style style:name="P2" style:family="paragraph" style:parent-style-name="Standard">
      <style:text-properties fo:font-weight="bold" officeooo:rsid="001a42e1" officeooo:paragraph-rsid="001a42e1" style:font-weight-asian="bold" style:font-weight-complex="bold"/>
    </style:style>
    <style:style style:name="P3" style:family="paragraph" style:parent-style-name="Standard">
      <style:text-properties fo:font-weight="bold" officeooo:rsid="001c1887" officeooo:paragraph-rsid="001c1887" style:font-weight-asian="bold" style:font-weight-complex="bold"/>
    </style:style>
    <style:style style:name="P4" style:family="paragraph" style:parent-style-name="Standard">
      <style:text-properties fo:font-weight="bold" officeooo:rsid="001df3ab" officeooo:paragraph-rsid="001df3ab" style:font-weight-asian="bold" style:font-weight-complex="bold"/>
    </style:style>
    <style:style style:name="P5" style:family="paragraph" style:parent-style-name="Standard">
      <style:text-properties fo:font-weight="bold" officeooo:rsid="001e0490" officeooo:paragraph-rsid="001e0490" style:font-weight-asian="bold" style:font-weight-complex="bold"/>
    </style:style>
    <style:style style:name="P6" style:family="paragraph" style:parent-style-name="Standard">
      <style:text-properties fo:font-weight="bold" officeooo:rsid="001feaf9" officeooo:paragraph-rsid="001feaf9" style:font-weight-asian="bold" style:font-weight-complex="bold"/>
    </style:style>
    <style:style style:name="P7" style:family="paragraph" style:parent-style-name="Standard">
      <style:text-properties fo:font-weight="bold" officeooo:rsid="001feaf9" officeooo:paragraph-rsid="002093d7" style:font-weight-asian="bold" style:font-weight-complex="bold"/>
    </style:style>
    <style:style style:name="P8" style:family="paragraph" style:parent-style-name="Standard">
      <style:text-properties fo:font-weight="bold" officeooo:rsid="002093d7" officeooo:paragraph-rsid="002093d7" style:font-weight-asian="bold" style:font-weight-complex="bold"/>
    </style:style>
    <style:style style:name="P9" style:family="paragraph" style:parent-style-name="Standard">
      <style:text-properties fo:font-weight="bold" officeooo:rsid="002181c0" officeooo:paragraph-rsid="002181c0" style:font-weight-asian="bold" style:font-weight-complex="bold"/>
    </style:style>
    <style:style style:name="P10" style:family="paragraph" style:parent-style-name="Standard">
      <style:text-properties fo:font-weight="normal" officeooo:rsid="001c1887" officeooo:paragraph-rsid="001c1887" style:font-weight-asian="normal" style:font-weight-complex="normal"/>
    </style:style>
    <style:style style:name="P11" style:family="paragraph" style:parent-style-name="Standard">
      <style:text-properties fo:font-weight="normal" officeooo:rsid="001a42e1" officeooo:paragraph-rsid="001a42e1" style:font-weight-asian="normal" style:font-weight-complex="normal"/>
    </style:style>
    <style:style style:name="P12" style:family="paragraph" style:parent-style-name="Standard">
      <style:text-properties fo:font-weight="normal" officeooo:rsid="001df3ab" officeooo:paragraph-rsid="001df3ab" style:font-weight-asian="normal" style:font-weight-complex="normal"/>
    </style:style>
    <style:style style:name="P13" style:family="paragraph" style:parent-style-name="Standard">
      <style:text-properties fo:font-weight="normal" officeooo:rsid="001ee592" officeooo:paragraph-rsid="001e0490" style:font-weight-asian="normal" style:font-weight-complex="normal"/>
    </style:style>
    <style:style style:name="P14" style:family="paragraph" style:parent-style-name="Standard">
      <style:text-properties fo:font-weight="normal" officeooo:rsid="001ee592" officeooo:paragraph-rsid="001feaf9" style:font-weight-asian="normal" style:font-weight-complex="normal"/>
    </style:style>
    <style:style style:name="P15" style:family="paragraph" style:parent-style-name="Standard">
      <style:text-properties fo:font-weight="normal" officeooo:rsid="001feaf9" officeooo:paragraph-rsid="001fea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9a3" style:font-weight-asian="normal" style:font-weight-complex="normal"/>
    </style:style>
    <style:style style:name="T3" style:family="text">
      <style:text-properties fo:font-weight="normal" officeooo:rsid="001e0490" style:font-weight-asian="normal" style:font-weight-complex="normal"/>
    </style:style>
    <style:style style:name="T4" style:family="text">
      <style:text-properties fo:font-weight="normal" officeooo:rsid="001ee592" style:font-weight-asian="normal" style:font-weight-complex="normal"/>
    </style:style>
    <style:style style:name="T5" style:family="text">
      <style:text-properties fo:font-weight="normal" officeooo:rsid="002093d7" style:font-weight-asian="normal" style:font-weight-complex="normal"/>
    </style:style>
    <style:style style:name="T6" style:family="text">
      <style:text-properties fo:font-weight="normal" officeooo:rsid="002181c0" style:font-weight-asian="normal" style:font-weight-complex="normal"/>
    </style:style>
    <style:style style:name="T7" style:family="text">
      <style:text-properties fo:font-weight="normal" officeooo:rsid="00245e00" style:font-weight-asian="normal" style:font-weight-complex="normal"/>
    </style:style>
    <style:style style:name="T8" style:family="text">
      <style:text-properties fo:font-weight="normal" officeooo:rsid="00248a09" style:font-weight-asian="normal" style:font-weight-complex="normal"/>
    </style:style>
    <style:style style:name="T9" style:family="text">
      <style:text-properties fo:font-weight="normal" officeooo:rsid="00249b4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Philippe Proctor</text:p>
      <text:p text:style-name="P1"/>
      <text:p text:style-name="P2">Part 1:</text:p>
      <text:p text:style-name="P10">1.</text:p>
      <text:p text:style-name="P11">a. Audio device is Realtek Audio Codec ALC892.</text:p>
      <text:p text:style-name="P11">b. GPIO is connected to Super I/O Winbond W83627DHG-P</text:p>
      <text:p text:style-name="P2"><text:span text:style-name="T1">c. </text:span><text:span text:style-name="T2">There are 2 LAN devices on the motherboard. On LAN1 the device is Intel 82567V and on LAN2 the device 82583V.</text:span></text:p>
      <text:p text:style-name="P3"><text:span text:style-name="T2">d. </text:span><text:span text:style-name="T1">Outside the box supports 3 serial and inside the box supports 3 serial giving a total of 6 serial ports.</text:span></text:p>
      <text:p text:style-name="P10"/>
      <text:p text:style-name="P10">2.</text:p>
      <text:p text:style-name="P12">a. The LED0 is at pin 31, LED1 is at pin 30 and LED2 is at pin 33. </text:p>
      <text:p text:style-name="P4"><text:span text:style-name="T1">b. Address offset of Device Control Register is </text:span><text:span text:style-name="T3">0x00000 or 0x00004.</text:span></text:p>
      <text:p text:style-name="P5"><text:span text:style-name="T1">c. </text:span><text:span text:style-name="T4">Bit </text:span><text:span text:style-name="T8">31</text:span><text:span text:style-name="T4"> of the Device Control Register will force a reset of the chip. </text:span></text:p>
      <text:p text:style-name="P13"/>
      <text:p text:style-name="P14">3.</text:p>
      <text:p text:style-name="P7"><text:span text:style-name="T4">a. </text:span><text:span text:style-name="T5">The LEDCTL register at </text:span><text:span text:style-name="T6">offset</text:span><text:span text:style-name="T5"> 0x00E00 controls the LEDs.</text:span></text:p>
      <text:p text:style-name="P8"><text:span text:style-name="T1">b. To turn off LED1, need to write </text:span><text:span text:style-name="T6">0x00000F00. </text:span></text:p>
      <text:p text:style-name="P9"><text:span text:style-name="T6">c. </text:span><text:span text:style-name="T1">To make LED2 blink, </text:span><text:span text:style-name="T9">need to write </text:span><text:span text:style-name="T7">0x002</text:span><text:span text:style-name="T9">4</text:span><text:span text:style-name="T7">0000.</text:span></text:p>
      <text:p text:style-name="P14"/>
      <text:p text:style-name="P6"><text:span text:style-name="T1">4</text:span><text:span text:style-name="T4">.</text:span></text:p>
      <text:p text:style-name="P6"><text:span text:style-name="T4">a. </text:span><text:span text:style-name="T1">Winbond makes the super I/O chip in this box.</text:span></text:p>
      <text:p text:style-name="P6"><text:span text:style-name="T1">b. Yes I found the datasheet at: </text:span><text:a xlink:type="simple" xlink:href="https://pdf1.alldatasheet.com/datasheet-pdf/view/206193/WINBOND/W83627DHG.html" text:style-name="Internet_20_link" text:visited-style-name="Visited_20_Internet_20_Link"><text:span text:style-name="T1">https://pdf1.alldatasheet.com/datasheet-pdf/view/206193/WINBOND/W83627DHG.html</text:span></text:a></text:p>
      <text:p text:style-name="P15">c. If the data sheet is not online, you could try to contact the company to get a data sheet or ask on a forum if anyone has an old printout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9:52.859397315</meta:creation-date>
    <meta:generator>LibreOffice/6.0.7.3$Linux_X86_64 LibreOffice_project/00m0$Build-3</meta:generator>
    <dc:date>2019-05-01T08:25:51.056517856</dc:date>
    <meta:editing-duration>PT16H33M12S</meta:editing-duration>
    <meta:editing-cycles>5</meta:editing-cycles>
    <meta:document-statistic meta:table-count="0" meta:image-count="0" meta:object-count="0" meta:page-count="1" meta:paragraph-count="20" meta:word-count="191" meta:character-count="1022" meta:non-whitespace-character-count="848"/>
  </office:meta>
</office:document-meta>
</file>